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0:20:34.454103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09T21:36:18.092706882</dc:date>
    <meta:editing-duration>P3DT22H31M8S</meta:editing-duration>
    <meta:editing-cycles>293</meta:editing-cycles>
    <meta:generator>LibreOffice/5.2.5.1$Linux_X86_64 LibreOffice_project/20m0$Build-1</meta:generator>
    <meta:document-statistic meta:table-count="1" meta:cell-count="3547" meta:object-count="0"/>
  </office:meta>
</office:document-meta>
</file>